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21" style:family="table-column">
      <style:table-column-properties fo:break-before="auto" style:column-width="2.819cm"/>
    </style:style>
    <style:style style:name="co31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4.754cm"/>
    </style:style>
    <style:style style:name="co32" style:family="table-column">
      <style:table-column-properties fo:break-before="auto" style:column-width="5.86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96cm"/>
    </style:style>
    <style:style style:name="co25" style:family="table-column">
      <style:table-column-properties fo:break-before="auto" style:column-width="4.2cm"/>
    </style:style>
    <style:style style:name="co34" style:family="table-column">
      <style:table-column-properties fo:break-before="auto" style:column-width="4.179cm"/>
    </style:style>
    <style:style style:name="co12" style:family="table-column">
      <style:table-column-properties fo:break-before="auto" style:column-width="4.258cm"/>
    </style:style>
    <style:style style:name="co27" style:family="table-column">
      <style:table-column-properties fo:break-before="auto" style:column-width="5.847cm"/>
    </style:style>
    <style:style style:name="co28" style:family="table-column">
      <style:table-column-properties fo:break-before="auto" style:column-width="3.574cm"/>
    </style:style>
    <style:style style:name="co29" style:family="table-column">
      <style:table-column-properties fo:break-before="auto" style:column-width="2.489cm"/>
    </style:style>
    <style:style style:name="co30" style:family="table-column">
      <style:table-column-properties fo:break-before="auto" style:column-width="2.282cm"/>
    </style:style>
    <style:style style:name="co23" style:family="table-column">
      <style:table-column-properties fo:break-before="auto" style:column-width="3.433cm"/>
    </style:style>
    <style:style style:name="co18" style:family="table-column">
      <style:table-column-properties fo:break-before="auto" style:column-width="4.579cm"/>
    </style:style>
    <style:style style:name="co19" style:family="table-column">
      <style:table-column-properties fo:break-before="auto" style:column-width="5.015cm"/>
    </style:style>
    <style:style style:name="co20" style:family="table-column">
      <style:table-column-properties fo:break-before="auto" style:column-width="2.512cm"/>
    </style:style>
    <style:style style:name="co22" style:family="table-column">
      <style:table-column-properties fo:break-before="auto" style:column-width="3.526cm"/>
    </style:style>
    <style:style style:name="co24" style:family="table-column">
      <style:table-column-properties fo:break-before="auto" style:column-width="0.542cm"/>
    </style:style>
    <style:style style:name="co26" style:family="table-column">
      <style:table-column-properties fo:break-before="auto" style:column-width="11.25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J3]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table:formula="of:=[Staff.J4]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table:formula="of:=[Staff.J5]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table:formula="of:=[Staff.J6]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table:formula="of:=[Staff.J7]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table:formula="of:=[Staff.J8]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table:formula="of:=[Staff.J9]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table:formula="of:=[Staff.J10]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B@student.gla.ac.uk','password','Steven','Bell','2','5462624','English Literature','');">
            <text:p>INSERT INTO Student (Matric,Username,Email,password,Forename,Surname,Year,StaffId,Degree,Salt) VALUES ('3000001','3000001B','3000001B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H@student.gla.ac.uk','password','Ben','Harris','3','5498923','Computer Science','');">
            <text:p>INSERT INTO Student (Matric,Username,Email,password,Forename,Surname,Year,StaffId,Degree,Salt) VALUES ('3000002','3000002H','3000002H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J@student.gla.ac.uk','password','Sarah','Jane','1','3423432','Mechanical Engineering','');">
            <text:p>INSERT INTO Student (Matric,Username,Email,password,Forename,Surname,Year,StaffId,Degree,Salt) VALUES ('3000003','3000003J','3000003J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S@student.gla.ac.uk','password','Jim','Stephens','2','3423432','Electronic and Software Engineering','');">
            <text:p>INSERT INTO Student (Matric,Username,Email,password,Forename,Surname,Year,StaffId,Degree,Salt) VALUES ('3000004','3000004S','3000004S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M@student.gla.ac.uk','password','Kyle','Marx','3','6829432','Music','');">
            <text:p>INSERT INTO Student (Matric,Username,Email,password,Forename,Surname,Year,StaffId,Degree,Salt) VALUES ('3000005','3000005M','3000005M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M@student.gla.ac.uk','password','Tessa','Molly','3','5462624','English Literature','');">
            <text:p>INSERT INTO Student (Matric,Username,Email,password,Forename,Surname,Year,StaffId,Degree,Salt) VALUES ('3000006','3000006M','3000006M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W@student.gla.ac.uk','password','Jacob','Wells','3','5498923','Computer Science','');">
            <text:p>INSERT INTO Student (Matric,Username,Email,password,Forename,Surname,Year,StaffId,Degree,Salt) VALUES ('3000007','3000007W','3000007W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G@student.gla.ac.uk','password','Shak','Gains','4','5462624','English Literature','');">
            <text:p>INSERT INTO Student (Matric,Username,Email,password,Forename,Surname,Year,StaffId,Degree,Salt) VALUES ('3000008','3000008G','3000008G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S@student.gla.ac.uk','password','Mohammed','Sharik','5','5498923','Computer Science','');">
            <text:p>INSERT INTO Student (Matric,Username,Email,password,Forename,Surname,Year,StaffId,Degree,Salt) VALUES ('3000009','3000009S','3000009S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A@student.gla.ac.uk','password','Benôit','Ashdown','4','6829432','Music','');">
            <text:p>INSERT INTO Student (Matric,Username,Email,password,Forename,Surname,Year,StaffId,Degree,Salt) VALUES ('3000010','3000010A','3000010A@student.gla.ac.uk','password','Benôit','Ashdown','4','6829432','Music','');</text:p>
          </table:table-cell>
        </table:table-row>
        <table:table-row table:style-name="ro1">
          <table:table-cell table:formula="of:=[Advisor.C3]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table:formula="of:=[Advisor.C4]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table:formula="of:=[Advisor.C5]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table:formula="of:=[Advisor.C6]" office:value-type="string" office:string-value="INSERT INTO Advisor (StaffId) VALUES ('5462624');">
            <text:p>INSERT INTO Advisor (StaffId) VALUES ('5462624');</text:p>
          </table:table-cell>
        </table:table-row>
        <table:table-row table:style-name="ro1">
          <table:table-cell table:formula="of:=[Course.I3]" office:value-type="string" office:string-value="INSERT INTO Course (CourseID,Name,Credit,Aim,School,Level,Semester) VALUES ('ENG4425','Digital Communications 3','20','Teaching you the comms init','Engineering','3','1');">
            <text:p>INSERT INTO Course (CourseID,Name,Credit,Aim,School,Level,Semester) VALUES ('ENG4425','Digital Communications 3','20','Teaching you the comms init','Engineering','3','1');</text:p>
          </table:table-cell>
        </table:table-row>
        <table:table-row table:style-name="ro1">
          <table:table-cell table:formula="of:=[Course.I4]" office:value-type="string" office:string-value="INSERT INTO Course (CourseID,Name,Credit,Aim,School,Level,Semester) VALUES ('Compsci2436','Networks 3','10','How to interweb','Computing Science','1','2');">
            <text:p>INSERT INTO Course (CourseID,Name,Credit,Aim,School,Level,Semester) VALUES ('Compsci2436','Networks 3','10','How to interweb','Computing Science','1','2');</text:p>
          </table:table-cell>
        </table:table-row>
        <table:table-row table:style-name="ro1">
          <table:table-cell table:formula="of:=[Course.I5]" office:value-type="string" office:string-value="INSERT INTO Course (CourseID,Name,Credit,Aim,School,Level,Semester) VALUES ('MUSIC1323','Music for Dummies 1','10','What is a piano?','Culture and Creative Arts','1','2');">
            <text:p>INSERT INTO Course (CourseID,Name,Credit,Aim,School,Level,Semester) VALUES ('MUSIC1323','Music for Dummies 1','10','What is a piano?','Culture and Creative Arts','1','2');</text:p>
          </table:table-cell>
        </table:table-row>
        <table:table-row table:style-name="ro1">
          <table:table-cell table:formula="of:=[Course.I6]" office:value-type="string" office:string-value="INSERT INTO Course (CourseID,Name,Credit,Aim,School,Level,Semester) VALUES ('ENGLANG3012','English Literature 1','20','How to read101','Critical Studies','1','2');">
            <text:p>INSERT INTO Course (CourseID,Name,Credit,Aim,School,Level,Semester) VALUES ('ENGLANG3012','English Literature 1','20','How to read101','Critical Studies','1','2');</text:p>
          </table:table-cell>
        </table:table-row>
        <table:table-row table:style-name="ro1">
          <table:table-cell table:formula="of:=[Course.I7]" office:value-type="string" office:string-value="INSERT INTO Course (CourseID,Name,Credit,Aim,School,Level,Semester) VALUES ('ENG4427','Control 3','10','Teaching you the control init','Engineering','3','1');">
            <text:p>INSERT INTO Course (CourseID,Name,Credit,Aim,School,Level,Semester) VALUES ('ENG4427','Control 3','10','Teaching you the control init','Engineering','3','1');</text:p>
          </table:table-cell>
        </table:table-row>
        <table:table-row table:style-name="ro1">
          <table:table-cell table:formula="of:=[Course.I8]" office:value-type="string" office:string-value="INSERT INTO Course (CourseID,Name,Credit,Aim,School,Level,Semester) VALUES ('Compsci2438','Programming 1','10','How to “Hello World”','Computing Science','1','1');">
            <text:p>INSERT INTO Course (CourseID,Name,Credit,Aim,School,Level,Semester) VALUES ('Compsci2438','Programming 1','10','How to “Hello World”','Computing Science','1','1');</text:p>
          </table:table-cell>
        </table:table-row>
        <table:table-row table:style-name="ro1">
          <table:table-cell table:formula="of:=[Course.I9]" office:value-type="string" office:string-value="INSERT INTO Course (CourseID,Name,Credit,Aim,School,Level,Semester) VALUES ('MUSIC1325','Music for Thickies 2','10','What is a guitar?','Culture and Creative Arts','2','1');">
            <text:p>INSERT INTO Course (CourseID,Name,Credit,Aim,School,Level,Semester) VALUES ('MUSIC1325','Music for Thickies 2','10','What is a guitar?','Culture and Creative Arts','2','1');</text:p>
          </table:table-cell>
        </table:table-row>
        <table:table-row table:style-name="ro1">
          <table:table-cell table:formula="of:=[Course.I10]" office:value-type="string" office:string-value="INSERT INTO Course (CourseID,Name,Credit,Aim,School,Level,Semester) VALUES ('ENGLANG3014','English Language 2','20','How to grammer101','Critical Studies','2','1');">
            <text:p>INSERT INTO Course (CourseID,Name,Credit,Aim,School,Level,Semester) VALUES ('ENGLANG3014','English Language 2','20','How to grammer101','Critical Studies','2','1');</text:p>
          </table:table-cell>
        </table:table-row>
        <table:table-row table:style-name="ro1">
          <table:table-cell table:formula="of:=[Course.I11]" office:value-type="string" office:string-value="INSERT INTO Course (CourseID,Name,Credit,Aim,School,Level,Semester) VALUES ('ENG4428','Digital Electronics 2','10','Digital','Engineering','2','2');">
            <text:p>INSERT INTO Course (CourseID,Name,Credit,Aim,School,Level,Semester) VALUES ('ENG4428','Digital Electronics 2','10','Digital','Engineering','2','2');</text:p>
          </table:table-cell>
        </table:table-row>
        <table:table-row table:style-name="ro1">
          <table:table-cell table:formula="of:=[Course.I12]" office:value-type="string" office:string-value="INSERT INTO Course (CourseID,Name,Credit,Aim,School,Level,Semester) VALUES ('ENG4429','Analogue Electronics 2','10','analogue','Engineering','2','2');">
            <text:p>INSERT INTO Course (CourseID,Name,Credit,Aim,School,Level,Semester) VALUES ('ENG4429','Analogue Electronics 2','10','analogue','Engineering','2','2');</text:p>
          </table:table-cell>
        </table:table-row>
        <table:table-row table:style-name="ro1">
          <table:table-cell table:formula="of:=[Course.I13]" office:value-type="string" office:string-value="INSERT INTO Course (CourseID,Name,Credit,Aim,School,Level,Semester) VALUES ('ENG4430','Design Engineering 2','10','design','Engineering','2','2');">
            <text:p>INSERT INTO Course (CourseID,Name,Credit,Aim,School,Level,Semester) VALUES ('ENG4430','Design Engineering 2','10','design','Engineering','2','2');</text:p>
          </table:table-cell>
        </table:table-row>
        <table:table-row table:style-name="ro1">
          <table:table-cell table:formula="of:=[Course.I14]" office:value-type="string" office:string-value="INSERT INTO Course (CourseID,Name,Credit,Aim,School,Level,Semester) VALUES ('ENG4431','Fluid Dynamics 3','20','fluids','Engineering','3','1');">
            <text:p>INSERT INTO Course (CourseID,Name,Credit,Aim,School,Level,Semester) VALUES ('ENG4431','Fluid Dynamics 3','20','fluids','Engineering','3','1');</text:p>
          </table:table-cell>
        </table:table-row>
        <table:table-row table:style-name="ro1">
          <table:table-cell table:formula="of:=[Course.I15]" office:value-type="string" office:string-value="INSERT INTO Course (CourseID,Name,Credit,Aim,School,Level,Semester) VALUES ('ENG4432','Thermo-Dynamics 2','10','thermo','Engineering','2','2');">
            <text:p>INSERT INTO Course (CourseID,Name,Credit,Aim,School,Level,Semester) VALUES ('ENG4432','Thermo-Dynamics 2','10','thermo','Engineering','2','2');</text:p>
          </table:table-cell>
        </table:table-row>
        <table:table-row table:style-name="ro1">
          <table:table-cell table:formula="of:=[Degree.F3]" office:value-type="string" office:string-value="INSERT INTO Degree (Name,School,Years,DegreeType) values ('English Literature','Critical Studies','4','BA');">
            <text:p>INSERT INTO Degree (Name,School,Years,DegreeType) values ('English Literature','Critical Studies','4','BA');</text:p>
          </table:table-cell>
        </table:table-row>
        <table:table-row table:style-name="ro1">
          <table:table-cell table:formula="of:=[Degree.F4]" office:value-type="string" office:string-value="INSERT INTO Degree (Name,School,Years,DegreeType) values ('Computer Science','Computing Science','4','BEng');">
            <text:p>INSERT INTO Degree (Name,School,Years,DegreeType) values ('Computer Science','Computing Science','4','BEng');</text:p>
          </table:table-cell>
        </table:table-row>
        <table:table-row table:style-name="ro1">
          <table:table-cell table:formula="of:=[Degree.F5]" office:value-type="string" office:string-value="INSERT INTO Degree (Name,School,Years,DegreeType) values ('Mechanical Engineering','Engineering','4','BSci');">
            <text:p>INSERT INTO Degree (Name,School,Years,DegreeType) values ('Mechanical Engineering','Engineering','4','BSci');</text:p>
          </table:table-cell>
        </table:table-row>
        <table:table-row table:style-name="ro1">
          <table:table-cell table:formula="of:=[Degree.F6]" office:value-type="string" office:string-value="INSERT INTO Degree (Name,School,Years,DegreeType) values ('Electronic and Software Engineering','Engineering','4','BEng');">
            <text:p>INSERT INTO Degree (Name,School,Years,DegreeType) values ('Electronic and Software Engineering','Engineering','4','BEng');</text:p>
          </table:table-cell>
        </table:table-row>
        <table:table-row table:style-name="ro1">
          <table:table-cell table:formula="of:=[Degree.F7]" office:value-type="string" office:string-value="INSERT INTO Degree (Name,School,Years,DegreeType) values ('Music','Culture and Creative Arts','4','BA');">
            <text:p>INSERT INTO Degree (Name,School,Years,DegreeType) values ('Music','Culture and Creative Arts','4','BA');</text:p>
          </table:table-cell>
        </table:table-row>
        <table:table-row table:style-name="ro1">
          <table:table-cell table:formula="of:=[DeptHead.D3]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table:formula="of:=[DeptHead.D4]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table:formula="of:=[DeptHead.D5]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table:formula="of:=[DeptHead.D6]" office:value-type="string" office:string-value="INSERT INTO DeptHead (StaffId,Year) VALUES ('9023403','4');">
            <text:p>INSERT INTO DeptHead (StaffId,Year) VALUES ('9023403','4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dvisor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Advisor (StaffId) VALUES ('5462624');">
            <text:p>INSERT INTO Advisor (StaffId) VALUES ('5462624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21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Level</text:p>
          </table:table-cell>
          <table:table-cell office:value-type="string">
            <text:p>Semester</text:p>
          </table:table-cell>
          <table:table-cell table:number-columns-repeated="2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 3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3];&quot;','&quot;;[.B3];&quot;','&quot;;[.C3];&quot;','&quot;;[.D3];&quot;','&quot;;[.E3];&quot;','&quot;;[.F3];&quot;','&quot;;[.G3];&quot;');&quot;)" office:value-type="string" office:string-value="INSERT INTO Course (CourseID,Name,Credit,Aim,School,Level,Semester) VALUES ('ENG4425','Digital Communications 3','20','Teaching you the comms init','Engineering','3','1');">
            <text:p>INSERT INTO Course (CourseID,Name,Credit,Aim,School,Level,Semester) VALUES ('ENG4425','Digital Communications 3','20','Teaching you the comms init','Engineering','3','1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 3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4];&quot;','&quot;;[.B4];&quot;','&quot;;[.C4];&quot;','&quot;;[.D4];&quot;','&quot;;[.E4];&quot;','&quot;;[.F4];&quot;','&quot;;[.G4];&quot;');&quot;)" office:value-type="string" office:string-value="INSERT INTO Course (CourseID,Name,Credit,Aim,School,Level,Semester) VALUES ('Compsci2436','Networks 3','10','How to interweb','Computing Science','1','2');">
            <text:p>INSERT INTO Course (CourseID,Name,Credit,Aim,School,Level,Semester) VALUES ('Compsci2436','Networks 3','10','How to interweb','Computing Science','1','2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 1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5];&quot;','&quot;;[.B5];&quot;','&quot;;[.C5];&quot;','&quot;;[.D5];&quot;','&quot;;[.E5];&quot;','&quot;;[.F5];&quot;','&quot;;[.G5];&quot;');&quot;)" office:value-type="string" office:string-value="INSERT INTO Course (CourseID,Name,Credit,Aim,School,Level,Semester) VALUES ('MUSIC1323','Music for Dummies 1','10','What is a piano?','Culture and Creative Arts','1','2');">
            <text:p>INSERT INTO Course (CourseID,Name,Credit,Aim,School,Level,Semester) VALUES ('MUSIC1323','Music for Dummies 1','10','What is a piano?','Culture and Creative Arts','1','2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 1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6];&quot;','&quot;;[.B6];&quot;','&quot;;[.C6];&quot;','&quot;;[.D6];&quot;','&quot;;[.E6];&quot;','&quot;;[.F6];&quot;','&quot;;[.G6];&quot;');&quot;)" office:value-type="string" office:string-value="INSERT INTO Course (CourseID,Name,Credit,Aim,School,Level,Semester) VALUES ('ENGLANG3012','English Literature 1','20','How to read101','Critical Studies','1','2');">
            <text:p>INSERT INTO Course (CourseID,Name,Credit,Aim,School,Level,Semester) VALUES ('ENGLANG3012','English Literature 1','20','How to read101','Critical Studies','1','2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 3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7];&quot;','&quot;;[.B7];&quot;','&quot;;[.C7];&quot;','&quot;;[.D7];&quot;','&quot;;[.E7];&quot;','&quot;;[.F7];&quot;','&quot;;[.G7];&quot;');&quot;)" office:value-type="string" office:string-value="INSERT INTO Course (CourseID,Name,Credit,Aim,School,Level,Semester) VALUES ('ENG4427','Control 3','10','Teaching you the control init','Engineering','3','1');">
            <text:p>INSERT INTO Course (CourseID,Name,Credit,Aim,School,Level,Semester) VALUES ('ENG4427','Control 3','10','Teaching you the control init','Engineering','3','1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 1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8];&quot;','&quot;;[.B8];&quot;','&quot;;[.C8];&quot;','&quot;;[.D8];&quot;','&quot;;[.E8];&quot;','&quot;;[.F8];&quot;','&quot;;[.G8];&quot;');&quot;)" office:value-type="string" office:string-value="INSERT INTO Course (CourseID,Name,Credit,Aim,School,Level,Semester) VALUES ('Compsci2438','Programming 1','10','How to “Hello World”','Computing Science','1','1');">
            <text:p>INSERT INTO Course (CourseID,Name,Credit,Aim,School,Level,Semester) VALUES ('Compsci2438','Programming 1','10','How to “Hello World”','Computing Science','1','1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 2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9];&quot;','&quot;;[.B9];&quot;','&quot;;[.C9];&quot;','&quot;;[.D9];&quot;','&quot;;[.E9];&quot;','&quot;;[.F9];&quot;','&quot;;[.G9];&quot;');&quot;)" office:value-type="string" office:string-value="INSERT INTO Course (CourseID,Name,Credit,Aim,School,Level,Semester) VALUES ('MUSIC1325','Music for Thickies 2','10','What is a guitar?','Culture and Creative Arts','2','1');">
            <text:p>INSERT INTO Course (CourseID,Name,Credit,Aim,School,Level,Semester) VALUES ('MUSIC1325','Music for Thickies 2','10','What is a guitar?','Culture and Creative Arts','2','1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 2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10];&quot;','&quot;;[.B10];&quot;','&quot;;[.C10];&quot;','&quot;;[.D10];&quot;','&quot;;[.E10];&quot;','&quot;;[.F10];&quot;','&quot;;[.G10];&quot;');&quot;)" office:value-type="string" office:string-value="INSERT INTO Course (CourseID,Name,Credit,Aim,School,Level,Semester) VALUES ('ENGLANG3014','English Language 2','20','How to grammer101','Critical Studies','2','1');">
            <text:p>INSERT INTO Course (CourseID,Name,Credit,Aim,School,Level,Semester) VALUES ('ENGLANG3014','English Language 2','20','How to grammer101','Critical Studies','2','1');</text:p>
          </table:table-cell>
        </table:table-row>
        <table:table-row table:style-name="ro1">
          <table:table-cell office:value-type="string">
            <text:p>ENG4428</text:p>
          </table:table-cell>
          <table:table-cell office:value-type="string">
            <text:p>Digital Electronics 2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Engineering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11];&quot;','&quot;;[.B11];&quot;','&quot;;[.C11];&quot;','&quot;;[.D11];&quot;','&quot;;[.E11];&quot;','&quot;;[.F11];&quot;','&quot;;[.G11];&quot;');&quot;)" office:value-type="string" office:string-value="INSERT INTO Course (CourseID,Name,Credit,Aim,School,Level,Semester) VALUES ('ENG4428','Digital Electronics 2','10','Digital','Engineering','2','2');">
            <text:p>INSERT INTO Course (CourseID,Name,Credit,Aim,School,Level,Semester) VALUES ('ENG4428','Digital Electronics 2','10','Digital','Engineering','2','2');</text:p>
          </table:table-cell>
        </table:table-row>
        <table:table-row table:style-name="ro1">
          <table:table-cell office:value-type="string">
            <text:p>ENG4429</text:p>
          </table:table-cell>
          <table:table-cell office:value-type="string">
            <text:p>Analogue Electronics 2</text:p>
          </table:table-cell>
          <table:table-cell office:value-type="float" office:value="10">
            <text:p>10</text:p>
          </table:table-cell>
          <table:table-cell office:value-type="string">
            <text:p>analogue</text:p>
          </table:table-cell>
          <table:table-cell office:value-type="string">
            <text:p>Engineering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12];&quot;','&quot;;[.B12];&quot;','&quot;;[.C12];&quot;','&quot;;[.D12];&quot;','&quot;;[.E12];&quot;','&quot;;[.F12];&quot;','&quot;;[.G12];&quot;');&quot;)" office:value-type="string" office:string-value="INSERT INTO Course (CourseID,Name,Credit,Aim,School,Level,Semester) VALUES ('ENG4429','Analogue Electronics 2','10','analogue','Engineering','2','2');">
            <text:p>INSERT INTO Course (CourseID,Name,Credit,Aim,School,Level,Semester) VALUES ('ENG4429','Analogue Electronics 2','10','analogue','Engineering','2','2');</text:p>
          </table:table-cell>
        </table:table-row>
        <table:table-row table:style-name="ro1">
          <table:table-cell office:value-type="string">
            <text:p>ENG4430</text:p>
          </table:table-cell>
          <table:table-cell office:value-type="string">
            <text:p>Design Engineering 2</text:p>
          </table:table-cell>
          <table:table-cell office:value-type="float" office:value="10">
            <text:p>10</text:p>
          </table:table-cell>
          <table:table-cell office:value-type="string">
            <text:p>design</text:p>
          </table:table-cell>
          <table:table-cell office:value-type="string">
            <text:p>Engineering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13];&quot;','&quot;;[.B13];&quot;','&quot;;[.C13];&quot;','&quot;;[.D13];&quot;','&quot;;[.E13];&quot;','&quot;;[.F13];&quot;','&quot;;[.G13];&quot;');&quot;)" office:value-type="string" office:string-value="INSERT INTO Course (CourseID,Name,Credit,Aim,School,Level,Semester) VALUES ('ENG4430','Design Engineering 2','10','design','Engineering','2','2');">
            <text:p>INSERT INTO Course (CourseID,Name,Credit,Aim,School,Level,Semester) VALUES ('ENG4430','Design Engineering 2','10','design','Engineering','2','2');</text:p>
          </table:table-cell>
        </table:table-row>
        <table:table-row table:style-name="ro1">
          <table:table-cell office:value-type="string">
            <text:p>ENG4431</text:p>
          </table:table-cell>
          <table:table-cell office:value-type="string">
            <text:p>Fluid Dynamics 3</text:p>
          </table:table-cell>
          <table:table-cell office:value-type="float" office:value="20">
            <text:p>20</text:p>
          </table:table-cell>
          <table:table-cell office:value-type="string">
            <text:p>fluids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14];&quot;','&quot;;[.B14];&quot;','&quot;;[.C14];&quot;','&quot;;[.D14];&quot;','&quot;;[.E14];&quot;','&quot;;[.F14];&quot;','&quot;;[.G14];&quot;');&quot;)" office:value-type="string" office:string-value="INSERT INTO Course (CourseID,Name,Credit,Aim,School,Level,Semester) VALUES ('ENG4431','Fluid Dynamics 3','20','fluids','Engineering','3','1');">
            <text:p>INSERT INTO Course (CourseID,Name,Credit,Aim,School,Level,Semester) VALUES ('ENG4431','Fluid Dynamics 3','20','fluids','Engineering','3','1');</text:p>
          </table:table-cell>
        </table:table-row>
        <table:table-row table:style-name="ro1">
          <table:table-cell office:value-type="string">
            <text:p>ENG4432</text:p>
          </table:table-cell>
          <table:table-cell office:value-type="string">
            <text:p>Thermo-Dynamics 2</text:p>
          </table:table-cell>
          <table:table-cell office:value-type="float" office:value="10">
            <text:p>10</text:p>
          </table:table-cell>
          <table:table-cell office:value-type="string">
            <text:p>thermo</text:p>
          </table:table-cell>
          <table:table-cell office:value-type="string">
            <text:p>Engineering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F$2];&quot;,&quot;;[.$G$2];&quot;) VALUES ('&quot;;[.A15];&quot;','&quot;;[.B15];&quot;','&quot;;[.C15];&quot;','&quot;;[.D15];&quot;','&quot;;[.E15];&quot;','&quot;;[.F15];&quot;','&quot;;[.G15];&quot;');&quot;)" office:value-type="string" office:string-value="INSERT INTO Course (CourseID,Name,Credit,Aim,School,Level,Semester) VALUES ('ENG4432','Thermo-Dynamics 2','10','thermo','Engineering','2','2');">
            <text:p>INSERT INTO Course (CourseID,Name,Credit,Aim,School,Level,Semester) VALUES ('ENG4432','Thermo-Dynamics 2','10','thermo','Engineering','2','2');</text:p>
          </table:table-cell>
        </table:table-row>
      </table:table>
      <table:table table:name="CourseListHasCour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urseListHasCourse</text:p>
          </table:table-cell>
          <table:table-cell table:number-columns-repeated="5"/>
        </table:table-row>
        <table:table-row table:style-name="ro1">
          <table:table-cell office:value-type="string">
            <text:p>CourseList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egree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office:value-type="string">
            <text:p>Years</text:p>
          </table:table-cell>
          <table:table-cell office:value-type="string">
            <text:p>DegreeTyp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/>
          <table:table-cell table:formula="of:=CONCATENATE(&quot;INSERT INTO &quot;;[.$A$1];&quot; (&quot;;[.$A$2];&quot;,&quot;;[.$B$2];&quot;,&quot;;[.$C$2];&quot;,&quot;;[.$D$2];&quot;) values ('&quot;;[.A3];&quot;','&quot;;[.B3];&quot;','&quot;;[.C3];&quot;','&quot;;[.D3];&quot;');&quot;)" office:value-type="string" office:string-value="INSERT INTO Degree (Name,School,Years,DegreeType) values ('English Literature','Critical Studies','4','BA');">
            <text:p>INSERT INTO Degree (Name,School,Years,DegreeType) values ('English Literature','Critical Studies','4','BA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 office:value-type="float" office:value="4">
            <text:p>4</text:p>
          </table:table-cell>
          <table:table-cell table:formula="of:=&quot;BEng&quot;" office:value-type="string" office:string-value="BEng">
            <text:p>BE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4];&quot;','&quot;;[.B4];&quot;','&quot;;[.C4];&quot;','&quot;;[.D4];&quot;');&quot;)" office:value-type="string" office:string-value="INSERT INTO Degree (Name,School,Years,DegreeType) values ('Computer Science','Computing Science','4','BEng');">
            <text:p>INSERT INTO Degree (Name,School,Years,DegreeType) values ('Computer Science','Computing Science','4','BEng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 office:value-type="float" office:value="4">
            <text:p>4</text:p>
          </table:table-cell>
          <table:table-cell table:formula="of:=&quot;BSci&quot;" office:value-type="string" office:string-value="BSci">
            <text:p>BSci</text:p>
          </table:table-cell>
          <table:table-cell/>
          <table:table-cell table:formula="of:=CONCATENATE(&quot;INSERT INTO &quot;;[.$A$1];&quot; (&quot;;[.$A$2];&quot;,&quot;;[.$B$2];&quot;,&quot;;[.$C$2];&quot;,&quot;;[.$D$2];&quot;) values ('&quot;;[.A5];&quot;','&quot;;[.B5];&quot;','&quot;;[.C5];&quot;','&quot;;[.D5];&quot;');&quot;)" office:value-type="string" office:string-value="INSERT INTO Degree (Name,School,Years,DegreeType) values ('Mechanical Engineering','Engineering','4','BSci');">
            <text:p>INSERT INTO Degree (Name,School,Years,DegreeType) values ('Mechanical Engineering','Engineering','4','BSci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 office:value-type="float" office:value="4">
            <text:p>4</text:p>
          </table:table-cell>
          <table:table-cell table:formula="of:=&quot;BEng&quot;" office:value-type="string" office:string-value="BEng">
            <text:p>BE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6];&quot;','&quot;;[.B6];&quot;','&quot;;[.C6];&quot;','&quot;;[.D6];&quot;');&quot;)" office:value-type="string" office:string-value="INSERT INTO Degree (Name,School,Years,DegreeType) values ('Electronic and Software Engineering','Engineering','4','BEng');">
            <text:p>INSERT INTO Degree (Name,School,Years,DegreeType) values ('Electronic and Software Engineering','Engineering','4','BE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/>
          <table:table-cell table:formula="of:=CONCATENATE(&quot;INSERT INTO &quot;;[.$A$1];&quot; (&quot;;[.$A$2];&quot;,&quot;;[.$B$2];&quot;,&quot;;[.$C$2];&quot;,&quot;;[.$D$2];&quot;) values ('&quot;;[.A7];&quot;','&quot;;[.B7];&quot;','&quot;;[.C7];&quot;','&quot;;[.D7];&quot;');&quot;)" office:value-type="string" office:string-value="INSERT INTO Degree (Name,School,Years,DegreeType) values ('Music','Culture and Creative Arts','4','BA');">
            <text:p>INSERT INTO Degree (Name,School,Years,DegreeType) values ('Music','Culture and Creative Arts','4','BA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DeptHead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ptHead (StaffId,Year) VALUES ('9023403','4');">
            <text:p>INSERT INTO DeptHead (StaffId,Year) VALUES ('9023403','4');</text:p>
          </table:table-cell>
        </table:table-row>
      </table:table>
      <table:table table:name="School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9" table:default-cell-style-name="ce1"/>
        <table:table-column table:style-name="co5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6" table:default-cell-style-name="Default"/>
        <table:table-row table:style-name="ro1">
          <table:table-cell office:value-type="string">
            <text:p>Student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table:style-name="Default" office:value-type="string">
            <text:p>Email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formula="of:=CONCATENATE([.A3];MID([.F3];1;1); &quot;@student.gla.ac.uk&quot;)" office:value-type="string" office:string-value="3000001B@student.gla.ac.uk">
            <text:p>3000001B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B@student.gla.ac.uk','password','Steven','Bell','2','5462624','English Literature','');">
            <text:p>INSERT INTO Student (Matric,Username,Email,password,Forename,Surname,Year,StaffId,Degree,Salt) VALUES ('3000001','3000001B','3000001B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F4];1;1); &quot;@student.gla.ac.uk&quot;)" office:value-type="string" office:string-value="3000002H@student.gla.ac.uk">
            <text:p>3000002H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H@student.gla.ac.uk','password','Ben','Harris','3','5498923','Computer Science','');">
            <text:p>INSERT INTO Student (Matric,Username,Email,password,Forename,Surname,Year,StaffId,Degree,Salt) VALUES ('3000002','3000002H','3000002H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F5];1;1); &quot;@student.gla.ac.uk&quot;)" office:value-type="string" office:string-value="3000003J@student.gla.ac.uk">
            <text:p>3000003J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J@student.gla.ac.uk','password','Sarah','Jane','1','3423432','Mechanical Engineering','');">
            <text:p>INSERT INTO Student (Matric,Username,Email,password,Forename,Surname,Year,StaffId,Degree,Salt) VALUES ('3000003','3000003J','3000003J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F6];1;1); &quot;@student.gla.ac.uk&quot;)" office:value-type="string" office:string-value="3000004S@student.gla.ac.uk">
            <text:p>3000004S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S@student.gla.ac.uk','password','Jim','Stephens','2','3423432','Electronic and Software Engineering','');">
            <text:p>INSERT INTO Student (Matric,Username,Email,password,Forename,Surname,Year,StaffId,Degree,Salt) VALUES ('3000004','3000004S','3000004S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F7];1;1); &quot;@student.gla.ac.uk&quot;)" office:value-type="string" office:string-value="3000005M@student.gla.ac.uk">
            <text:p>3000005M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M@student.gla.ac.uk','password','Kyle','Marx','3','6829432','Music','');">
            <text:p>INSERT INTO Student (Matric,Username,Email,password,Forename,Surname,Year,StaffId,Degree,Salt) VALUES ('3000005','3000005M','3000005M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F8];1;1); &quot;@student.gla.ac.uk&quot;)" office:value-type="string" office:string-value="3000006M@student.gla.ac.uk">
            <text:p>3000006M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M@student.gla.ac.uk','password','Tessa','Molly','3','5462624','English Literature','');">
            <text:p>INSERT INTO Student (Matric,Username,Email,password,Forename,Surname,Year,StaffId,Degree,Salt) VALUES ('3000006','3000006M','3000006M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F9];1;1); &quot;@student.gla.ac.uk&quot;)" office:value-type="string" office:string-value="3000007W@student.gla.ac.uk">
            <text:p>3000007W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W@student.gla.ac.uk','password','Jacob','Wells','3','5498923','Computer Science','');">
            <text:p>INSERT INTO Student (Matric,Username,Email,password,Forename,Surname,Year,StaffId,Degree,Salt) VALUES ('3000007','3000007W','3000007W@student.gla.ac.uk','password','Jacob','Wells','3','5498923','Computer Science','');</text:p>
          </table:table-cell>
        </table:table-row>
        <table:table-row table:style-name="ro2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F10];1;1); &quot;@student.gla.ac.uk&quot;)" office:value-type="string" office:string-value="3000008G@student.gla.ac.uk">
            <text:p>3000008G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G@student.gla.ac.uk','password','Shak','Gains','4','5462624','English Literature','');">
            <text:p>INSERT INTO Student (Matric,Username,Email,password,Forename,Surname,Year,StaffId,Degree,Salt) VALUES ('3000008','3000008G','3000008G@student.gla.ac.uk','password','Shak','Gains','4','5462624','English Literature','');</text:p>
          </table:table-cell>
        </table:table-row>
        <table:table-row table:style-name="ro2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F11];1;1); &quot;@student.gla.ac.uk&quot;)" office:value-type="string" office:string-value="3000009S@student.gla.ac.uk">
            <text:p>3000009S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S@student.gla.ac.uk','password','Mohammed','Sharik','5','5498923','Computer Science','');">
            <text:p>INSERT INTO Student (Matric,Username,Email,password,Forename,Surname,Year,StaffId,Degree,Salt) VALUES ('3000009','3000009S','3000009S@student.gla.ac.uk','password','Mohammed','Sharik','5','5498923','Computer Science','');</text:p>
          </table:table-cell>
        </table:table-row>
        <table:table-row table:style-name="ro2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F12];1;1); &quot;@student.gla.ac.uk&quot;)" office:value-type="string" office:string-value="3000010A@student.gla.ac.uk">
            <text:p>3000010A@student.gla.ac.uk</text:p>
          </table:table-cell>
          <table:table-cell table:formula="of:=&quot;password&quot;" office:value-type="string" office:string-value="password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A@student.gla.ac.uk','password','Benôit','Ashdown','4','6829432','Music','');">
            <text:p>INSERT INTO Student (Matric,Username,Email,password,Forename,Surname,Year,StaffId,Degree,Salt) VALUES ('3000010','3000010A','3000010A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Staff</text:p>
          </table:table-cell>
          <table:table-cell table:number-columns-repeated="9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3];&quot;','&quot;;[.B3];&quot;','&quot;;[.C3];&quot;','&quot;;[.D3];&quot;','&quot;;[.E3];&quot;','&quot;;[.G3];&quot;','&quot;;[.H3];&quot;');&quot;)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4];&quot;','&quot;;[.B4];&quot;','&quot;;[.C4];&quot;','&quot;;[.D4];&quot;','&quot;;[.E4];&quot;','&quot;;[.G4];&quot;','&quot;;[.H4];&quot;');&quot;)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5];&quot;','&quot;;[.B5];&quot;','&quot;;[.C5];&quot;','&quot;;[.D5];&quot;','&quot;;[.E5];&quot;','&quot;;[.G5];&quot;','&quot;;[.H5];&quot;');&quot;)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6];&quot;','&quot;;[.B6];&quot;','&quot;;[.C6];&quot;','&quot;;[.D6];&quot;','&quot;;[.E6];&quot;','&quot;;[.G6];&quot;','&quot;;[.H6];&quot;');&quot;)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7];&quot;','&quot;;[.B7];&quot;','&quot;;[.C7];&quot;','&quot;;[.D7];&quot;','&quot;;[.E7];&quot;','&quot;;[.G7];&quot;','&quot;;[.H7];&quot;');&quot;)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8];&quot;','&quot;;[.B8];&quot;','&quot;;[.C8];&quot;','&quot;;[.D8];&quot;','&quot;;[.E8];&quot;','&quot;;[.G8];&quot;','&quot;;[.H8];&quot;');&quot;)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9];&quot;','&quot;;[.B9];&quot;','&quot;;[.C9];&quot;','&quot;;[.D9];&quot;','&quot;;[.E9];&quot;','&quot;;[.G9];&quot;','&quot;;[.H9];&quot;');&quot;)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10];&quot;','&quot;;[.B10];&quot;','&quot;;[.C10];&quot;','&quot;;[.D10];&quot;','&quot;;[.E10];&quot;','&quot;;[.G10];&quot;','&quot;;[.H10];&quot;');&quot;)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</table:table>
      <table:table table:name="StudentHasCours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11/03/2014</text:date>, <text:time>22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3-11T22:53:28</dc:date>
    <dc:creator>Joshua Marks</dc:creator>
    <meta:editing-duration>P16DT15H12M2S</meta:editing-duration>
    <meta:editing-cycles>27</meta:editing-cycles>
    <meta:generator>OpenOffice/4.0.0$Unix OpenOffice.org_project/400m3$Build-9702</meta:generator>
    <meta:document-statistic meta:table-count="12" meta:cell-count="630" meta:object-count="0"/>
    <meta:user-defined meta:name=""/>
  </office:meta>
</office:document-meta>
</file>